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2ded" officeooo:paragraph-rsid="00052ded"/>
    </style:style>
    <style:style style:name="P2" style:family="paragraph" style:parent-style-name="Standard">
      <style:text-properties fo:font-weight="bold" officeooo:rsid="00071031" officeooo:paragraph-rsid="00071031" style:font-weight-asian="bold" style:font-weight-complex="bold"/>
    </style:style>
    <style:style style:name="P3" style:family="paragraph" style:parent-style-name="Standard">
      <style:text-properties fo:font-weight="bold" officeooo:rsid="00074bc6" officeooo:paragraph-rsid="00074bc6" style:font-weight-asian="bold" style:font-weight-complex="bold"/>
    </style:style>
    <style:style style:name="P4" style:family="paragraph" style:parent-style-name="Standard">
      <style:text-properties fo:font-weight="bold" officeooo:rsid="0008bd56" officeooo:paragraph-rsid="0008bd56" style:font-weight-asian="bold" style:font-weight-complex="bold"/>
    </style:style>
    <style:style style:name="P5" style:family="paragraph" style:parent-style-name="Standard">
      <style:text-properties fo:font-weight="bold" officeooo:rsid="0008e9da" officeooo:paragraph-rsid="00074bc6" style:font-weight-asian="bold" style:font-weight-complex="bold"/>
    </style:style>
    <style:style style:name="P6" style:family="paragraph" style:parent-style-name="Standard">
      <style:text-properties fo:font-weight="bold" officeooo:rsid="0008e9da" officeooo:paragraph-rsid="0008e9da" style:font-weight-asian="bold" style:font-weight-complex="bold"/>
    </style:style>
    <style:style style:name="P7" style:family="paragraph" style:parent-style-name="Standard">
      <style:text-properties fo:font-weight="bold" officeooo:rsid="0009d2e7" officeooo:paragraph-rsid="0009d2e7" style:font-weight-asian="bold" style:font-weight-complex="bold"/>
    </style:style>
    <style:style style:name="P8" style:family="paragraph" style:parent-style-name="Standard">
      <style:text-properties fo:font-weight="normal" officeooo:rsid="00071031" officeooo:paragraph-rsid="00071031" style:font-weight-asian="normal" style:font-weight-complex="normal"/>
    </style:style>
    <style:style style:name="P9" style:family="paragraph" style:parent-style-name="Standard">
      <style:text-properties fo:font-weight="normal" officeooo:rsid="00074bc6" officeooo:paragraph-rsid="00074bc6" style:font-weight-asian="normal" style:font-weight-complex="normal"/>
    </style:style>
    <style:style style:name="P10" style:family="paragraph" style:parent-style-name="Standard">
      <style:text-properties fo:font-weight="normal" officeooo:rsid="0008bd56" officeooo:paragraph-rsid="0008bd56" style:font-weight-asian="normal" style:font-weight-complex="normal"/>
    </style:style>
    <style:style style:name="P11" style:family="paragraph" style:parent-style-name="Standard">
      <style:text-properties fo:font-weight="normal" officeooo:rsid="0008e9da" officeooo:paragraph-rsid="0008e9da" style:font-weight-asian="normal" style:font-weight-complex="normal"/>
    </style:style>
    <style:style style:name="P12" style:family="paragraph" style:parent-style-name="Standard">
      <style:text-properties fo:font-weight="normal" officeooo:rsid="0009d2e7" officeooo:paragraph-rsid="0009d2e7" style:font-weight-asian="normal" style:font-weight-complex="normal"/>
    </style:style>
    <style:style style:name="T1" style:family="text">
      <style:text-properties officeooo:rsid="00052ded"/>
    </style:style>
    <style:style style:name="T2" style:family="text">
      <style:text-properties officeooo:rsid="0008bd56"/>
    </style:style>
    <style:style style:name="T3" style:family="text">
      <style:text-properties officeooo:rsid="0008e9da"/>
    </style:style>
    <style:style style:name="T4" style:family="text">
      <style:text-properties officeooo:rsid="0009d2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::</text:p>
      <text:p text:style-name="Standard">::<text:span text:style-name="T1">1</text:span></text:p>
      <text:p text:style-name="P1">2000::ABCD:0:25</text:p>
      <text:p text:style-name="P1">3F00:90::98:0:1</text:p>
      <text:p text:style-name="P1">2001:3756:5:0:ACAD::25</text:p>
      <text:p text:style-name="P1">3FFF:FF00::ACAD:25:0:127</text:p>
      <text:p text:style-name="P1">2001:ACAD:0:ABCD:FFFF::1</text:p>
      <text:p text:style-name="P1">3ABC:1:ACAD::1234:0:5</text:p>
      <text:p text:style-name="P1">FC00::3E00:1275:0:34</text:p>
      <text:p text:style-name="P1">FE95:FC6C:C540::9800</text:p>
      <text:p text:style-name="P1">FF00:ACAD::1234:0:0:1</text:p>
      <text:p text:style-name="P1"/>
      <text:p text:style-name="P2">Ejercicio – 2 – </text:p>
      <text:p text:style-name="P8">FF00:ACAD:ABCD:0000:1234:0000:0000:0001</text:p>
      <text:p text:style-name="P8">2001:0000:0000:0000:0000:0000:0000:0001</text:p>
      <text:p text:style-name="P8">0000:0000:0000:0000:0000:0000:0000:0001</text:p>
      <text:p text:style-name="P8">2001:0000:0000:0000:0000:ABCD:0000:0127</text:p>
      <text:p text:style-name="P8">3E80:0070:0000:0000:0000:0098:0000:0001</text:p>
      <text:p text:style-name="P8">2FFF:0038:0005:0000:</text:p>
      <text:p text:style-name="P8"/>
      <text:p text:style-name="P3">Ejercicio – 3 –</text:p>
      <text:p text:style-name="P9"/>
      <text:p text:style-name="P9">127.0.0.1</text:p>
      <text:p text:style-name="P9"><text:span text:style-name="T2">0111 111</text:span>1 – 0000 0000 0000 0000 – 0000 0001</text:p>
      <text:p text:style-name="P9"><text:s text:c="4"/><text:span text:style-name="T2">7</text:span> <text:s text:c="5"/><text:span text:style-name="T2">F</text:span> <text:s text:c="9"/>0 <text:s text:c="5"/>0 <text:s text:c="7"/>0 <text:s text:c="6"/>0 <text:s text:c="8"/>0 <text:s text:c="7"/>1</text:p>
      <text:p text:style-name="P3"/>
      <text:p text:style-name="P4">MAPEADA ::FFFF:7F00:0001 → ::FFFF:7F00:1</text:p>
      <text:p text:style-name="P3"><text:span text:style-name="T2">COMPATIBLE</text:span> ::<text:span text:style-name="T2">7F00:0001 → ::7f00:1</text:span></text:p>
      <text:p text:style-name="P9">----------------</text:p>
      <text:p text:style-name="P9"/>
      <text:p text:style-name="P9">192.168.15.20</text:p>
      <text:p text:style-name="P10">1100 0000 – 1010 1000 - <text:s/>0000 1111 – 0001 0100</text:p>
      <text:p text:style-name="P9"><text:s text:c="3"/><text:span text:style-name="T2">C <text:s text:c="5"/>0<text:tab/> <text:s text:c="5"/>A <text:s text:c="7"/>8 <text:s text:c="5"/>0 <text:s text:c="6"/>F <text:s text:c="10"/>1 <text:s text:c="5"/>4</text:span></text:p>
      <text:p text:style-name="P9"/>
      <text:p text:style-name="P4">MAPEADA ::FFFF:C0A8:0F14 → ::FFFF:C0A8:0F14</text:p>
      <text:p text:style-name="P4">COMPATIBLE ::C0A8:0F14</text:p>
      <text:p text:style-name="P9">----------------</text:p>
      <text:p text:style-name="P9"/>
      <text:p text:style-name="P9">145.255.56.78</text:p>
      <text:p text:style-name="P11">1001 0001 – 1111 1111 – 0011 1000 – 0100 1110</text:p>
      <text:p text:style-name="P11"><text:s text:c="4"/>9 <text:s text:c="6"/>1 <text:s text:c="8"/>F <text:s text:c="6"/>F <text:s text:c="9"/>3 <text:s text:c="7"/>8 <text:s text:c="8"/>4 <text:s text:c="6"/>E</text:p>
      <text:p text:style-name="P9"/>
      <text:p text:style-name="P6">MAPEADA ::FFFF:91FF:384E</text:p>
      <text:p text:style-name="P6">COMPATIBLE ::91FF:384E</text:p>
      <text:p text:style-name="P9">------------------</text:p>
      <text:p text:style-name="P9"/>
      <text:p text:style-name="P9">10.10.10.10</text:p>
      <text:p text:style-name="P11">0000 1010 – 0000 1010 – 0000 1010 – 0000 1010</text:p>
      <text:p text:style-name="P9"><text:s text:c="4"/><text:span text:style-name="T3">0 <text:s text:c="5"/>A <text:s text:c="8"/>0 <text:s text:c="7"/>A <text:s text:c="7"/>0 <text:s text:c="7"/>A <text:s text:c="7"/>0 <text:s text:c="6"/>A</text:span></text:p>
      <text:p text:style-name="P9"/>
      <text:p text:style-name="P6">MAPEADA ::FFFF:0A0A:0A0A</text:p>
      <text:p text:style-name="P6">COMPATIBLE ::0A0A:0A0A</text:p>
      <text:p text:style-name="P9"><text:soft-page-break/></text:p>
      <text:p text:style-name="P9"/>
      <text:p text:style-name="P9"/>
      <text:p text:style-name="P9">25.36.98.255 → NULO</text:p>
      <text:p text:style-name="P11">0001 1001 – 0010 0100 – 0110 0010- 1111 1111</text:p>
      <text:p text:style-name="P11"><text:s text:c="4"/>1 <text:s text:c="6"/>9 <text:s text:c="9"/>2 <text:s text:c="5"/>4 <text:s text:c="9"/>6 <text:s text:c="6"/>2 <text:s text:c="7"/>F <text:s text:c="6"/>F</text:p>
      <text:p text:style-name="P6"/>
      <text:p text:style-name="P6">MAPEADA ::FFFF:1924:62FF</text:p>
      <text:p text:style-name="P6">COMPATIBLE: ::1924:62FF</text:p>
      <text:p text:style-name="P9">-------------------</text:p>
      <text:p text:style-name="P9">224.56.89.78</text:p>
      <text:p text:style-name="P11">1110 0000 – 0011 1000 – 0101 <text:span text:style-name="T4">1001 0100 1110</text:span></text:p>
      <text:p text:style-name="P9"><text:s text:c="4"/><text:span text:style-name="T3">E <text:s text:c="5"/>0 <text:s text:c="9"/>3 <text:s text:c="6"/>8 <text:s text:c="9"/>5 <text:s text:c="7"/></text:span><text:span text:style-name="T4">9 <text:s text:c="6"/>4 <text:s text:c="5"/>E</text:span></text:p>
      <text:p text:style-name="P5"/>
      <text:p text:style-name="P6">MAPEADA ::FFFF:E038:<text:span text:style-name="T4">594E</text:span></text:p>
      <text:p text:style-name="P7">COMPATIBLE ::E038:594E</text:p>
      <text:p text:style-name="P9">---------------------</text:p>
      <text:p text:style-name="P9"/>
      <text:p text:style-name="P9">96.96.87.15</text:p>
      <text:p text:style-name="P12">0110 0000 – 0110 0000 – 0101 0111 – 0000 1111</text:p>
      <text:p text:style-name="P9"><text:s text:c="4"/><text:span text:style-name="T4">6 <text:s text:c="5"/>0 <text:s text:c="10"/>6 <text:s text:c="6"/>0 <text:s text:c="8"/>5 <text:s text:c="7"/>7 <text:s text:c="8"/>0 <text:s text:c="6"/>F</text:span></text:p>
      <text:p text:style-name="P9"/>
      <text:p text:style-name="P7">MAPEADA ::FFFF:6060:570F</text:p>
      <text:p text:style-name="P7">COMPATIBLE ::6060:570F</text:p>
      <text:p text:style-name="P7">------------------------</text:p>
      <text:p text:style-name="P9"/>
      <text:p text:style-name="P9">89.8.1.148</text:p>
      <text:p text:style-name="P9"/>
      <text:p text:style-name="P9"/>
      <text:p text:style-name="P9"/>
      <text:p text:style-name="P9">127.127.127.98</text:p>
      <text:p text:style-name="P9">69.87.48.69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5T20:54:26.629000000</dc:date>
    <meta:editing-duration>PT6M19S</meta:editing-duration>
    <meta:editing-cycles>2</meta:editing-cycles>
    <meta:generator>LibreOffice/7.2.5.2$Windows_X86_64 LibreOffice_project/499f9727c189e6ef3471021d6132d4c694f357e5</meta:generator>
    <meta:document-statistic meta:table-count="0" meta:image-count="0" meta:object-count="0" meta:page-count="2" meta:paragraph-count="63" meta:word-count="186" meta:character-count="1815" meta:non-whitespace-character-count="1309"/>
  </office:meta>
</office:document-meta>
</file>